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2" style:family="table-row">
      <style:table-row-properties style:row-height="0.3152in" style:use-optimal-row-height="false"/>
    </style:style>
    <style:style style:name="TableCell1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2" style:parent-style-name="Normal" style:family="paragraph">
      <style:paragraph-properties fo:text-align="center"/>
    </style:style>
    <style:style style:name="P203" style:parent-style-name="Normal" style:family="paragraph">
      <style:paragraph-properties fo:text-align="center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4" style:parent-style-name="DefaultParagraphFont" style:family="text">
      <style:text-properties style:language-asian="en" style:country-asian="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9" style:family="table-row">
      <style:table-row-properties style:row-height="0.3152in" style:use-optimal-row-height="false"/>
    </style:style>
    <style:style style:name="TableCell2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0" style:family="table-row">
      <style:table-row-properties style:row-height="0.3152in" style:use-optimal-row-height="false" fo:keep-together="always"/>
    </style:style>
    <style:style style:name="TableCell2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3" style:parent-style-name="Footer" style:family="paragraph">
      <style:text-properties style:font-name="Nirmala UI" style:font-name-complex="Nirmala UI" fo:font-weight="bold" style:font-weight-asian="bold"/>
    </style:style>
    <style:style style:name="P274" style:parent-style-name="Footer" style:family="paragraph">
      <style:text-properties style:font-name="Nirmala UI" style:font-name-complex="Nirmala UI"/>
    </style:style>
    <style:style style:name="P275" style:parent-style-name="Footer" style:family="paragraph">
      <style:text-properties style:font-name="Nirmala UI" style:font-name-complex="Nirmala UI"/>
    </style:style>
    <style:style style:name="TableColumn277" style:family="table-column">
      <style:table-column-properties style:column-width="0.6756in" style:use-optimal-column-width="false"/>
    </style:style>
    <style:style style:name="TableColumn278" style:family="table-column">
      <style:table-column-properties style:column-width="3.0097in" style:use-optimal-column-width="false"/>
    </style:style>
    <style:style style:name="TableColumn279" style:family="table-column">
      <style:table-column-properties style:column-width="0.6868in" style:use-optimal-column-width="false"/>
    </style:style>
    <style:style style:name="TableColumn280" style:family="table-column">
      <style:table-column-properties style:column-width="3.0631in" style:use-optimal-column-width="false"/>
    </style:style>
    <style:style style:name="Table276" style:family="table" style:master-page-name="MP1">
      <style:table-properties style:width="7.4354in" fo:margin-left="-0.0069in" table:align="left"/>
    </style:style>
    <style:style style:name="TableRow281" style:family="table-row">
      <style:table-row-properties style:min-row-height="0.6729in" style:use-optimal-row-height="false"/>
    </style:style>
    <style:style style:name="TableCell28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291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Cell29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</style:style>
    <style:style style:name="T296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0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1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7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18pt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89" style:parent-style-name="DefaultParagraphFont" style:family="text">
      <style:text-properties style:font-name="Nirmala UI" style:font-name-complex="Nirmala UI" fo:font-size="22pt" style:font-size-asian="22pt" style:font-size-complex="18pt"/>
    </style:style>
    <style:style style:name="T39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9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text-properties fo:font-size="18pt" style:font-size-asian="18pt" style:font-size-complex="18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text-properties fo:font-size="18pt" style:font-size-asian="18pt" style:font-size-complex="1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text-properties fo:font-size="18pt" style:font-size-asian="18pt" style:font-size-complex="18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text-properties fo:font-size="18pt" style:font-size-asian="18pt" style:font-size-complex="18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size="18pt" style:font-size-asian="18pt" style:font-size-complex="18pt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text-properties fo:font-size="18pt" style:font-size-asian="18pt" style:font-size-complex="18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8pt" style:font-size-asian="18pt" style:font-size-complex="18pt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P464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6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6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7" style:parent-style-name="Normal" style:family="paragraph">
      <style:paragraph-properties fo:text-align="center"/>
    </style:style>
    <style:style style:name="P468" style:parent-style-name="Normal" style:family="paragraph">
      <style:paragraph-properties fo:text-align="center"/>
    </style:style>
    <style:style style:name="T46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7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7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2" style:parent-style-name="DefaultParagraphFont" style:family="text">
      <style:text-properties fo:color="#212121" fo:font-size="14pt" style:font-size-asian="14pt" style:font-size-complex="14pt" style:script-type="complex"/>
    </style:style>
    <style:style style:name="T473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4" style:parent-style-name="DefaultParagraphFont" style:family="text">
      <style:text-properties fo:color="#212121" fo:font-size="14pt" style:font-size-asian="14pt" style:font-size-complex="14pt" style:script-type="complex"/>
    </style:style>
    <style:style style:name="P47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8" style:parent-style-name="DefaultParagraphFont" style:family="text">
      <style:text-properties fo:color="#212121" fo:font-size="14pt" style:font-size-asian="14pt" style:font-size-complex="14pt" style:script-type="complex"/>
    </style:style>
    <style:style style:name="T47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0" style:parent-style-name="DefaultParagraphFont" style:family="text">
      <style:text-properties fo:color="#212121" fo:font-size="14pt" style:font-size-asian="14pt" style:font-size-complex="14pt" style:script-type="complex"/>
    </style:style>
    <style:style style:name="P48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2" style:parent-style-name="DefaultParagraphFont" style:family="text">
      <style:text-properties style:language-asian="en" style:country-asian="IN"/>
    </style:style>
    <style:style style:name="P483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84" style:parent-style-name="DefaultParagraphFont" style:family="text">
      <style:text-properties style:language-asian="en" style:country-asian="IN"/>
    </style:style>
    <style:style style:name="P4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</text:span><text:span text:style-name="T110">7</text:span><text:span text:style-name="T111"><text:s/>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</text:span><text:span text:style-name="T122">7.30</text:span><text:span text:style-name="T123"><text:s/>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</text:span><text:span text:style-name="T134">8</text:span><text:span text:style-name="T135"><text:s/>बजे</text:span></text:p>
          </table:table-cell>
          <table:table-cell table:style-name="TableCell136">
            <text:p text:style-name="P137">33</text:p>
          </table:table-cell>
          <table:table-cell table:style-name="TableCell138">
            <text:p text:style-name="TableContents"><text:span text:style-name="T139"><text:s/>10</text:span><text:span text:style-name="T140"><text:s/>मिनट<text:s/></text:span><text:span text:style-name="T141">बाद नाश्ता</text:span></text:p>
          </table:table-cell>
        </table:table-row>
        <table:table-row table:style-name="TableRow142">
          <table:table-cell table:style-name="TableCell143">
            <text:p text:style-name="P144">14</text:p>
          </table:table-cell>
          <table:table-cell table:style-name="TableCell145">
            <text:p text:style-name="TableContents"><text:span text:style-name="T146"><text:s/>डिनर <text:s/></text:span><text:span text:style-name="T147">8.30</text:span><text:span text:style-name="T148"><text:s/>बजे</text:span></text:p>
          </table:table-cell>
          <table:table-cell table:style-name="TableCell149">
            <text:p text:style-name="P150">34</text:p>
          </table:table-cell>
          <table:table-cell table:style-name="TableCell151">
            <text:p text:style-name="TableContents"><text:span text:style-name="T152"><text:s/>5</text:span><text:span text:style-name="T153"><text:s/>मिनट बाद नाश्ता</text:span></text:p>
          </table:table-cell>
        </table:table-row>
        <table:table-row table:style-name="TableRow154">
          <table:table-cell table:style-name="TableCell155">
            <text:p text:style-name="P156">15</text:p>
          </table:table-cell>
          <table:table-cell table:style-name="TableCell157">
            <text:p text:style-name="TableContents"><text:span text:style-name="T158"><text:s/>डिनर <text:s/></text:span><text:span text:style-name="T159">9</text:span><text:span text:style-name="T160"><text:s/>बजे</text:span></text:p>
          </table:table-cell>
          <table:table-cell table:style-name="TableCell161">
            <text:p text:style-name="P162">35</text:p>
          </table:table-cell>
          <table:table-cell table:style-name="TableCell163">
            <text:p text:style-name="TableContents"><text:span text:style-name="T164"><text:s/>नाश्ते के लिए रुकते समय</text:span></text:p>
          </table:table-cell>
        </table:table-row>
        <table:table-row table:style-name="TableRow165">
          <table:table-cell table:style-name="TableCell166">
            <text:p text:style-name="P167">16</text:p>
          </table:table-cell>
          <table:table-cell table:style-name="TableCell168">
            <text:p text:style-name="TableContents"><text:span text:style-name="T169"><text:s/>डिनर <text:s/></text:span><text:span text:style-name="T170">9.30</text:span><text:span text:style-name="T171"><text:s/>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7</text:p>
          </table:table-cell>
          <table:table-cell table:style-name="TableCell179">
            <text:p text:style-name="TableContents"><text:span text:style-name="T180"><text:s/>डिनर <text:s/></text:span><text:span text:style-name="T181">10</text:span><text:span text:style-name="T182"><text:s/>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8</text:p>
          </table:table-cell>
          <table:table-cell table:style-name="TableCell190">
            <text:p text:style-name="TableContents"><text:span text:style-name="T191"><text:s/>डिनर <text:s/></text:span><text:span text:style-name="T192">10.30</text:span><text:span text:style-name="T193"><text:s/>बजे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TableContents"><text:span text:style-name="T197"><draw:custom-shape svg:x="-0.65417in" svg:y="0.21944in" svg:width="3.71875in" svg:height="0.84375in" draw:z-index="251669504" draw:id="id0" draw:style-name="a1" draw:name="Rounded Rectangle 13" text:anchor-type="paragraph"><svg:title/><svg:desc/><text:p text:style-name="P198"><text:span text:style-name="T199">अनाउंसमेंट ना चले तो<text:s/></text:span><text:span text:style-name="T200">BUSFLIX <text:s/></text:span><text:span text:style-name="T201">बॉक्स बंद चालू करे</text:span></text:p><text:p text:style-name="P202"/><text:p text:style-name="P203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4">
          <table:table-cell table:style-name="TableCell205">
            <text:p text:style-name="P206">19</text:p>
          </table:table-cell>
          <table:table-cell table:style-name="TableCell207">
            <text:p text:style-name="TableContents"><text:span text:style-name="T208"><text:s/>डिनर <text:s/></text:span><text:span text:style-name="T209">11</text:span><text:span text:style-name="T210"><text:s/>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TableContents"><text:span text:style-name="T214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5">Your text here</text:p></draw:text-box><svg:title/><svg:desc/></draw:frame></text:span></text:p>
          </table:table-cell>
        </table:table-row>
        <table:table-row table:style-name="TableRow216">
          <table:table-cell table:style-name="TableCell217">
            <text:p text:style-name="P218">20</text:p>
          </table:table-cell>
          <table:table-cell table:style-name="TableCell219">
            <text:p text:style-name="TableContents"><text:span text:style-name="T220"><text:s/>डिनर<text:s/></text:span><text:span text:style-name="T221">11.30</text:span><text:span text:style-name="T222"><text:s/>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1</text:p>
          </table:table-cell>
          <table:table-cell table:style-name="TableCell230">
            <text:p text:style-name="TableContents"><text:span text:style-name="T231"><text:s/>डिनर <text:s/></text:span><text:span text:style-name="T232">12</text:span><text:span text:style-name="T233"><text:s/>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2</text:p>
          </table:table-cell>
          <table:table-cell table:style-name="TableCell241">
            <text:p text:style-name="TableContents"><text:span text:style-name="T242"><text:s/>डिनर <text:s/></text:span><text:span text:style-name="T243">12.30</text:span><text:span text:style-name="T244"><text:s/>बजे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23</text:p>
          </table:table-cell>
          <table:table-cell table:style-name="TableCell252">
            <text:p text:style-name="TableContents"><text:span text:style-name="T253"><text:s/>डिनर <text:s/></text:span><text:span text:style-name="T254">1</text:span><text:span text:style-name="T255"><text:s/>बजे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24</text:p>
          </table:table-cell>
          <table:table-cell table:style-name="TableCell263">
            <text:p text:style-name="TableContents"><text:span text:style-name="T264"><text:s/>डिनर <text:s/>के लिए रुकते समय</text:span></text:p>
            <text:p text:style-name="P265"/>
            <text:p text:style-name="P266"/>
            <text:p text:style-name="P267"/>
          </table:table-cell>
          <table:table-cell table:style-name="TableCell268">
            <text:p text:style-name="P269"/>
            <text:p text:style-name="P270"/>
          </table:table-cell>
          <table:table-cell table:style-name="TableCell271">
            <text:p text:style-name="P272"/>
          </table:table-cell>
        </table:table-row>
      </table:table>
      <text:p text:style-name="Textbody"/>
      <text:p text:style-name="P273">How to use –</text:p>
      <text:p text:style-name="P274">1. Press the correct number<text:s/><text:tab/>and immediately press “Enter”(Green) key on the keypad.</text:p>
      <text:p text:style-name="P275">2. To Stop the playing announcement<text:s/>press “Backspace”(Red) key.</text:p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  <text:p text:style-name="P288"/>
          </table:table-cell>
          <table:table-cell table:style-name="TableCell289">
            <text:p text:style-name="P290"><text:span text:style-name="T291">नागपूर - नाशिक</text:span>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<text:span text:style-name="T296">नाशिक - नागपूर</text:span></text:p>
          </table:table-cell>
        </table:table-row>
        <table:table-row table:style-name="TableRow297">
          <table:table-cell table:style-name="TableCell298">
            <text:p text:style-name="P299">41</text:p>
          </table:table-cell>
          <table:table-cell table:style-name="TableCell300">
            <text:p text:style-name="TableContents"><text:span text:style-name="T301"><text:s/>अमरावती पॉवर हाऊस</text:span></text:p>
          </table:table-cell>
          <table:table-cell table:style-name="TableCell302">
            <text:p text:style-name="P303">71</text:p>
          </table:table-cell>
          <table:table-cell table:style-name="TableCell304">
            <text:p text:style-name="TableContents"><text:span text:style-name="T305"><text:s/>औरंगाबाद दर्गा<text:s/></text:span><text:span text:style-name="T306">ऑफिस <text:s text:c="2"/></text:span></text:p>
          </table:table-cell>
        </table:table-row>
        <table:table-row table:style-name="TableRow307">
          <table:table-cell table:style-name="TableCell308">
            <text:p text:style-name="P309">42</text:p>
          </table:table-cell>
          <table:table-cell table:style-name="TableCell310">
            <text:p text:style-name="TableContents"><text:span text:style-name="T311"><text:s/>कारंजा लाड</text:span></text:p>
          </table:table-cell>
          <table:table-cell table:style-name="TableCell312">
            <text:p text:style-name="P313">72</text:p>
          </table:table-cell>
          <table:table-cell table:style-name="TableCell314">
            <text:p text:style-name="TableContents"><text:span text:style-name="T315"><text:s/></text:span><text:span text:style-name="T316">जालना</text:span></text:p>
          </table:table-cell>
        </table:table-row>
        <table:table-row table:style-name="TableRow317">
          <table:table-cell table:style-name="TableCell318">
            <text:p text:style-name="P319">43</text:p>
          </table:table-cell>
          <table:table-cell table:style-name="TableCell320">
            <text:p text:style-name="TableContents"><text:span text:style-name="T321"><text:s/>मालेगाव <text:s/></text:span></text:p>
          </table:table-cell>
          <table:table-cell table:style-name="TableCell322">
            <text:p text:style-name="P323">73</text:p>
          </table:table-cell>
          <table:table-cell table:style-name="TableCell324">
            <text:p text:style-name="TableContents"><text:span text:style-name="T325"><text:s/>सुलतानपूर</text:span></text:p>
          </table:table-cell>
        </table:table-row>
        <table:table-row table:style-name="TableRow326">
          <table:table-cell table:style-name="TableCell327">
            <text:p text:style-name="P328">44</text:p>
          </table:table-cell>
          <table:table-cell table:style-name="TableCell329">
            <text:p text:style-name="TableContents"><text:span text:style-name="T330"><text:s/>मेहकर</text:span></text:p>
          </table:table-cell>
          <table:table-cell table:style-name="TableCell331">
            <text:p text:style-name="P332">74</text:p>
          </table:table-cell>
          <table:table-cell table:style-name="TableCell333">
            <text:p text:style-name="TableContents"><text:span text:style-name="T334"><text:s/>मेहकर</text:span></text:p>
          </table:table-cell>
        </table:table-row>
        <table:table-row table:style-name="TableRow335">
          <table:table-cell table:style-name="TableCell336">
            <text:p text:style-name="P337">45</text:p>
          </table:table-cell>
          <table:table-cell table:style-name="TableCell338">
            <text:p text:style-name="TableContents"><text:span text:style-name="T339"><text:s/>सुलतानपूर <text:s/></text:span></text:p>
          </table:table-cell>
          <table:table-cell table:style-name="TableCell340">
            <text:p text:style-name="P341">75</text:p>
          </table:table-cell>
          <table:table-cell table:style-name="TableCell342">
            <text:p text:style-name="TableContents"><text:span text:style-name="T343"><text:s/>मालेगाव <text:s/></text:span></text:p>
          </table:table-cell>
        </table:table-row>
        <table:table-row table:style-name="TableRow344">
          <table:table-cell table:style-name="TableCell345">
            <text:p text:style-name="P346">46</text:p>
          </table:table-cell>
          <table:table-cell table:style-name="TableCell347">
            <text:p text:style-name="TableContents"><text:span text:style-name="T348"><text:s/>लोणार</text:span></text:p>
          </table:table-cell>
          <table:table-cell table:style-name="TableCell349">
            <text:p text:style-name="P350">76</text:p>
          </table:table-cell>
          <table:table-cell table:style-name="TableCell351">
            <text:p text:style-name="TableContents"><text:span text:style-name="T352"><text:s/>कारंजा लाड</text:span></text:p>
          </table:table-cell>
        </table:table-row>
        <table:table-row table:style-name="TableRow353">
          <table:table-cell table:style-name="TableCell354">
            <text:p text:style-name="P355">47</text:p>
          </table:table-cell>
          <table:table-cell table:style-name="TableCell356">
            <text:p text:style-name="TableContents"><text:span text:style-name="T357"><text:s/>मंठा</text:span></text:p>
          </table:table-cell>
          <table:table-cell table:style-name="TableCell358">
            <text:p text:style-name="P359">77</text:p>
          </table:table-cell>
          <table:table-cell table:style-name="TableCell360">
            <text:p text:style-name="TableContents"><text:span text:style-name="T361"><text:s/>अमरावती पॉवर हाऊस</text:span></text:p>
          </table:table-cell>
        </table:table-row>
        <table:table-row table:style-name="TableRow362">
          <table:table-cell table:style-name="TableCell363">
            <text:p text:style-name="P364">48</text:p>
          </table:table-cell>
          <table:table-cell table:style-name="TableCell365">
            <text:p text:style-name="TableContents"><text:span text:style-name="T366"><text:s/>जालना</text:span></text:p>
          </table:table-cell>
          <table:table-cell table:style-name="TableCell367">
            <text:p text:style-name="P368">78</text:p>
          </table:table-cell>
          <table:table-cell table:style-name="TableCell369">
            <text:p text:style-name="TableContents"><text:span text:style-name="T370"><text:s text:c="2"/>वाडी</text:span></text:p>
          </table:table-cell>
        </table:table-row>
        <table:table-row table:style-name="TableRow371">
          <table:table-cell table:style-name="TableCell372">
            <text:p text:style-name="P373">49</text:p>
          </table:table-cell>
          <table:table-cell table:style-name="TableCell374">
            <text:p text:style-name="TableContents"><text:span text:style-name="T375"><text:s/>औरंगाबाद</text:span></text:p>
          </table:table-cell>
          <table:table-cell table:style-name="TableCell376">
            <text:p text:style-name="P377">79</text:p>
          </table:table-cell>
          <table:table-cell table:style-name="TableCell378">
            <text:p text:style-name="TableContents"><text:span text:style-name="T379"><text:s/>रवी नगर</text:span></text:p>
          </table:table-cell>
        </table:table-row>
        <table:table-row table:style-name="TableRow380">
          <table:table-cell table:style-name="TableCell381">
            <text:p text:style-name="P382">50</text:p>
          </table:table-cell>
          <table:table-cell table:style-name="TableCell383">
            <text:p text:style-name="TableContents"><text:span text:style-name="T384"><text:s/>शिर्डी <text:s/>हॉलिडे <text:s/>पार्क</text:span></text:p>
          </table:table-cell>
          <table:table-cell table:style-name="TableCell385">
            <text:p text:style-name="P386">80</text:p>
          </table:table-cell>
          <table:table-cell table:style-name="TableCell387">
            <text:p text:style-name="TableContents"><text:span text:style-name="T388"><text:s/>गणेशपेठ</text:span><text:span text:style-name="T389">,<text:s/></text:span><text:span text:style-name="T390">बस<text:s/></text:span><text:span text:style-name="T391">स्टॅन्ड</text:span></text:p>
          </table:table-cell>
        </table:table-row>
        <table:table-row table:style-name="TableRow392">
          <table:table-cell table:style-name="TableCell393">
            <text:p text:style-name="P394">51</text:p>
          </table:table-cell>
          <table:table-cell table:style-name="TableCell395">
            <text:p text:style-name="TableContents"><text:span text:style-name="T396"><text:s/>नाशिक <text:s/>रोड</text:span></text:p>
          </table:table-cell>
          <table:table-cell table:style-name="TableCell397">
            <text:p text:style-name="P398">81</text:p>
          </table:table-cell>
          <table:table-cell table:style-name="TableCell399">
            <text:p text:style-name="TableContents"><text:span text:style-name="T400"><text:s/>धरमपेठ <text:s/>लास्ट स्टॉप</text:span></text:p>
          </table:table-cell>
        </table:table-row>
        <table:table-row table:style-name="TableRow401">
          <table:table-cell table:style-name="TableCell402">
            <text:p text:style-name="P403">52</text:p>
          </table:table-cell>
          <table:table-cell table:style-name="TableCell404">
            <text:p text:style-name="TableContents"><text:span text:style-name="T405"><text:s/>द्वारका सी बी एस <text:s/>लास्ट <text:s/>स्टॉप</text:span></text:p>
          </table:table-cell>
          <table:table-cell table:style-name="TableCell406">
            <text:p text:style-name="P407">82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53</text:p>
          </table:table-cell>
          <table:table-cell table:style-name="TableCell413">
            <text:p text:style-name="P414"><text:s/></text:p>
          </table:table-cell>
          <table:table-cell table:style-name="TableCell415">
            <text:p text:style-name="P416">83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54</text:p>
          </table:table-cell>
          <table:table-cell table:style-name="TableCell422">
            <text:p text:style-name="P423"><text:s/></text:p>
          </table:table-cell>
          <table:table-cell table:style-name="TableCell424">
            <text:p text:style-name="P425">84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55</text:p>
          </table:table-cell>
          <table:table-cell table:style-name="TableCell431">
            <text:p text:style-name="P432"><text:s/></text:p>
          </table:table-cell>
          <table:table-cell table:style-name="TableCell433">
            <text:p text:style-name="P434">85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56</text:p>
          </table:table-cell>
          <table:table-cell table:style-name="TableCell440">
            <text:p text:style-name="P441"><text:s/></text:p>
          </table:table-cell>
          <table:table-cell table:style-name="TableCell442">
            <text:p text:style-name="P443">86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57</text:p>
          </table:table-cell>
          <table:table-cell table:style-name="TableCell449">
            <text:p text:style-name="P450"><text:s/></text:p>
          </table:table-cell>
          <table:table-cell table:style-name="TableCell451">
            <text:p text:style-name="P452">87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58</text:p>
          </table:table-cell>
          <table:table-cell table:style-name="TableCell458">
            <text:p text:style-name="P459"><text:s/></text:p>
          </table:table-cell>
          <table:table-cell table:style-name="TableCell460">
            <text:p text:style-name="P461">88</text:p>
          </table:table-cell>
          <table:table-cell table:style-name="TableCell462">
            <text:p text:style-name="P463"/>
          </table:table-cell>
        </table:table-row>
      </table:table>
      <text:p text:style-name="P464"><text:span text:style-name="T465"><draw:custom-shape svg:x="4.61667in" svg:y="0.23542in" svg:width="2.76667in" svg:height="1.13333in" draw:z-index="251670528" draw:id="id2" draw:style-name="a4" draw:name="Rounded Rectangle 15" text:anchor-type="paragraph"><svg:title/><svg:desc/><text:p text:style-name="P466">Restart<text:s/>BUSFLIX box if Announcement is not playing</text:p><text:p text:style-name="P467"/><text:p text:style-name="P468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9"><text:tab/></text:span></text:p>
      <text:p text:style-name="Footer"><text:span text:style-name="T470">इस्तेमाल <text:s/>–</text:span></text:p>
      <text:p text:style-name="Footer"><text:span text:style-name="T471">1.<text:s/></text:span><text:bookmark-start text:name="tw-target-text"/><text:bookmark-end text:name="tw-target-text"/><text:span text:style-name="T472">सही नंबर दबाएं और तुरंत कीपैड पर ग्रीन</text:span><text:span text:style-name="T473"><text:s/>बटन</text:span><text:span text:style-name="T474"><text:s/>दबाएं।</text:span></text:p>
      <text:p text:style-name="P475"><text:span text:style-name="T476">2.<text:s/></text:span><text:span text:style-name="T477">अन्नोउंसमेंट<text:s/></text:span><text:span text:style-name="T478"><text:s/>को रोकने के लिए लाल</text:span><text:span text:style-name="T479"><text:s/>बटन</text:span><text:span text:style-name="T480"><text:s/>दबाएं ।</text:span></text:p>
      <text:p text:style-name="P481"><text:span text:style-name="T482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83"/></draw:text-box><svg:title/><svg:desc/></draw:frame></text:span><text:span text:style-name="T484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8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4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/>
    </style:style>
    <style:style style:name="T286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8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<text:s/>EXPRESS<text:tab/><text:tab/><text:s text:c="8"/>MH 40 AT 0277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84">KHURANA EXPRESS<text:tab/><text:tab/><text:s text:c="8"/>MH 40 AT 0277</text:p>
        <text:p text:style-name="Header"><text:span text:style-name="T285"><text:tab/><text:s text:c="12"/></text:span><text:span text:style-name="T286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87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09:33:00Z</meta:creation-date>
    <dc:date>2017-09-17T09:33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25" meta:character-count="1508" meta:row-count="10" meta:non-whitespace-character-count="1286"/>
  </office:meta>
</office:document-meta>
</file>